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986cm" fo:margin-left="0cm" fo:margin-right="0.014cm" table:align="margins"/>
    </style:style>
    <style:style style:name="表格1.A" style:family="table-column">
      <style:table-column-properties style:column-width="2.189cm" style:rel-column-width="1241*"/>
    </style:style>
    <style:style style:name="表格1.B" style:family="table-column">
      <style:table-column-properties style:column-width="6.408cm" style:rel-column-width="3633*"/>
    </style:style>
    <style:style style:name="表格1.C" style:family="table-column">
      <style:table-column-properties style:column-width="1.931cm" style:rel-column-width="1095*"/>
    </style:style>
    <style:style style:name="表格1.D" style:family="table-column">
      <style:table-column-properties style:column-width="6.458cm" style:rel-column-width="3661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5" style:family="table-row">
      <style:table-row-properties style:min-row-height="1.307cm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>
      <style:paragraph-properties style:line-height-at-least="0.706cm" fo:text-align="center" style:justify-single-word="false"/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style:font-name-asian="GB2312" style:font-size-asian="10.5pt" style:font-size-complex="10.5pt"/>
    </style:style>
    <style:style style:name="P4" style:family="paragraph" style:parent-style-name="Text_20_body">
      <style:paragraph-properties style:line-height-at-least="0.635cm"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style:line-height-at-least="0.635cm" fo:text-align="center" style:justify-single-word="false"/>
      <style:text-properties fo:font-size="12pt" style:font-name-asian="GB2312" style:font-size-asian="12pt" style:font-size-complex="12pt"/>
    </style:style>
    <style:style style:name="P6" style:family="paragraph" style:parent-style-name="Table_20_Contents">
      <style:text-properties fo:font-size="10.5pt" style:font-name-asian="GB2312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text-properties fo:font-size="10.5pt" style:font-size-asian="10.5pt" style:font-size-complex="10.5pt"/>
    </style:style>
    <style:style style:name="P9" style:family="paragraph" style:parent-style-name="Text_20_body">
      <style:paragraph-properties style:line-height-at-least="0.706cm"/>
      <style:text-properties fo:font-size="10.5pt" fo:language="en" fo:country="US" style:font-size-asian="10.5pt" style:font-size-complex="10.5pt"/>
    </style:style>
    <style:style style:name="P10" style:family="paragraph" style:parent-style-name="Table_20_Contents">
      <style:text-properties fo:font-size="10.5pt" style:font-name-asian="GB2312" style:font-size-asian="10.5pt" style:language-asian="zh" style:country-asian="CN" style:font-size-complex="10.5pt"/>
    </style:style>
    <style:style style:name="P11" style:family="paragraph" style:parent-style-name="Table_20_Contents">
      <style:text-properties fo:font-size="10.5pt" style:font-size-asian="10.5pt" style:font-size-complex="10.5pt"/>
    </style:style>
    <style:style style:name="P12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T1" style:family="text">
      <style:text-properties style:font-name="Arial Black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-asian="GB2312"/>
    </style:style>
    <style:style style:name="T4" style:family="text">
      <style:text-properties style:font-name-asian="GB2312" style:language-asian="zh" style:country-asian="CN"/>
    </style:style>
    <style:style style:name="T5" style:family="text">
      <style:text-properties style:font-name-asian="GB2312" style:font-size-asian="14pt" style:language-asian="zh" style:country-asian="CN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name-asian="GB2312" style:font-size-asian="12pt" style:font-weight-asian="bold" style:font-size-complex="12pt"/>
    </style:style>
    <style:style style:name="T8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repeatIn(objects,'o')]]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columns-spanned="4" office:value-type="string">
            <text:p text:style-name="P8"><text:s text:c="19"/><text:span text:style-name="T6"><text:s text:c="12"/></text:span><text:span text:style-name="T7">深圳市牧泰莱电路技术有限公司</text:span></text:p>
            <text:p text:style-name="P4"><text:span text:style-name="T1"><text:s/>SHENZHEN MULTILAYER PCB TECHNOLOGY CO.,LTD</text:span><text:span text:style-name="T2">.</text:span><text:span text:style-name="T1">.</text:span></text:p>
            <text:p text:style-name="P5"><text:span text:style-name="T8">年度供应商</text:span>评估报告</text:p>
            <text:p text:style-name="P3"><text:s text:c="106"/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8"><text:s/><text:span text:style-name="T8">单号</text:span></text:p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6">供方名称</text:p>
          </table:table-cell>
          <table:table-cell table:style-name="表格1.D2" office:value-type="string">
            <text:p text:style-name="P8">[[o.partner_id.name]]</text:p>
          </table:table-cell>
        </table:table-row>
        <table:table-row>
          <table:table-cell table:style-name="表格1.A2" office:value-type="string">
            <text:p text:style-name="P6">联 系 人</text:p>
          </table:table-cell>
          <table:table-cell table:style-name="表格1.A2" office:value-type="string">
            <text:p text:style-name="P8">[[o.address]]</text:p>
          </table:table-cell>
          <table:table-cell table:style-name="表格1.A2" office:value-type="string">
            <text:p text:style-name="Standard">供方地址</text:p>
          </table:table-cell>
          <table:table-cell table:style-name="表格1.D2" office:value-type="string">
            <text:p text:style-name="Standard">[[o.address]]</text:p>
          </table:table-cell>
        </table:table-row>
        <table:table-row>
          <table:table-cell table:style-name="表格1.A2" office:value-type="string">
            <text:p text:style-name="P8">电话/传真</text:p>
          </table:table-cell>
          <table:table-cell table:style-name="表格1.A2" office:value-type="string">
            <text:p text:style-name="P8">[[o.address]]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5">
          <table:table-cell table:style-name="表格1.A2" office:value-type="string">
            <text:p text:style-name="P2">提供的产</text:p>
            <text:p text:style-name="P2">品或服务</text:p>
          </table:table-cell>
          <table:table-cell table:style-name="表格1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pan text:style-name="T3">供方</text:span><text:span text:style-name="T4">质量评估情况：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/>
            <text:p text:style-name="P8">[[o.quality_evaluation]]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 text:c="37"/><text:span text:style-name="T8">品质部：</text:span><text:span text:style-name="T5">[[ state_username(o._table_name,o.id)['wait_quality_manager'][0] ]]</text:span><text:span text:style-name="T8"> <text:s text:c="10"/>日期</text:span><text:span text:style-name="T5">[[ state_username(o._table_name,o.id)['wait_quality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pan text:style-name="T3">供方</text:span><text:span text:style-name="T4">交货期评估：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7"/>
            <text:p text:style-name="P7">[[o.dpt_purchar_record]]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 text:c="37"/>采购<text:span text:style-name="T8">部：</text:span><text:span text:style-name="T5">[[ state_username(o._table_name,o.id)['wait_purchaser'][0] ]]</text:span><text:span text:style-name="T8"> <text:s text:c="10"/>日期：</text:span><text:span text:style-name="T5">[[ state_username(o._table_name,o.id)['wait_purchas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6">供方服务质量情况：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[[o.serve_evaluation]]</text:p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 text:c="37"/>采购<text:span text:style-name="T8">部：</text:span><text:span text:style-name="T5">[[ state_username(o._table_name,o.id)['wait_purchaser'][0] ]]</text:span><text:span text:style-name="T8"> <text:s text:c="5"/>日期：</text:span><text:bookmark-start text:name="__DdeLink__694_1424327578"/><text:span text:style-name="T5">[[ state_username(o._table_name,o.id)['wait_purchaser'][1] ]]</text:span><text:bookmark-end text:name="__DdeLink__694_1424327578"/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pan text:style-name="T3"><text:s/>最终评估结果</text:span> <text:span text:style-name="T8">：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[[o.all_evaluation_record]]</text:p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 text:c="38"/><text:span text:style-name="T8">总经办：</text:span><text:span text:style-name="T5">[[ state_username(o._table_name,o.id)['wait_gmanager_a'][0] ]]</text:span><text:span text:style-name="T8"> <text:s text:c="10"/>日期：</text:span><text:span text:style-name="T5">[[ state_username(o._table_name,o.id)['wait_gmanager_a'][1] ]]</text:span></text:p>
          </table:table-cell>
          <table:covered-table-cell/>
          <table:covered-table-cell/>
          <table:covered-table-cell/>
        </table:table-row>
      </table:table>
      <text:p text:style-name="P9">2006/06/10 <text:s/>Rev:A <text:s text:c="128"/>MTL-QR-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4:08:02.51</meta:creation-date>
    <dc:date>2012-05-24T11:25:51.83</dc:date>
    <meta:editing-duration>PT52M33S</meta:editing-duration>
    <meta:editing-cycles>15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1" meta:paragraph-count="29" meta:word-count="95" meta:character-count="1324"/>
  </office:meta>
</office:document-meta>
</file>